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, sans-serif"/>
    <style:font-face style:name="Helvetica" svg:font-family="Helvetica, sans-serif"/>
    <style:font-face style:name="Lucida Console" svg:font-family="'Lucida Console'"/>
    <style:font-face style:name="Mangal1" svg:font-family="Mangal"/>
    <style:font-face style:name="Tahoma" svg:font-family="Tahoma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4.605cm"/>
    </style:style>
    <style:style style:name="Tableau1.B" style:family="table-column">
      <style:table-column-properties style:column-width="2.4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12" style:family="paragraph" style:parent-style-name="Text_20_body">
      <style:text-properties fo:color="#1f497d" style:font-name="Calibri" fo:font-size="11pt" fo:language="en" fo:country="US"/>
    </style:style>
    <style:style style:name="P13" style:family="paragraph" style:parent-style-name="Text_20_body">
      <style:paragraph-properties fo:padding-left="0cm" fo:padding-right="0cm" fo:padding-top="0.106cm" fo:padding-bottom="0cm" fo:border-left="none" fo:border-right="none" fo:border-top="0.99pt solid #b5c4df" fo:border-bottom="none"/>
    </style:style>
    <style:style style:name="P14" style:family="paragraph" style:parent-style-name="Text_20_body">
      <style:paragraph-properties fo:background-color="#ffffff">
        <style:background-image/>
      </style:paragraph-properties>
      <style:text-properties fo:color="#000000"/>
    </style:style>
    <style:style style:name="P15" style:family="paragraph" style:parent-style-name="Text_20_body">
      <style:paragraph-properties fo:background-color="#ffffff">
        <style:background-image/>
      </style:paragraph-properties>
      <style:text-properties fo:color="#000000" style:font-name="Helvetica" fo:font-size="10pt"/>
    </style:style>
    <style:style style:name="P16" style:family="paragraph" style:parent-style-name="Text_20_body">
      <style:paragraph-properties fo:background-color="#ffffff">
        <style:background-image/>
      </style:paragraph-properties>
      <style:text-properties fo:color="#000000" style:font-name="Helvetica" fo:font-size="10pt" fo:language="en" fo:country="none"/>
    </style:style>
    <style:style style:name="P17" style:family="paragraph" style:parent-style-name="Standard">
      <style:paragraph-properties fo:text-align="end" style:justify-single-word="false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end" style:justify-single-word="false" style:writing-mode="lr-tb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tyle="normal" style:font-name-asian="Times New Roman1" style:font-style-asian="normal" style:font-name-complex="Times New Roman1" style:font-style-complex="normal"/>
    </style:style>
    <style:style style:name="P20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1f497d"/>
    </style:style>
    <style:style style:name="T3" style:family="text">
      <style:text-properties fo:color="#1f497d" style:font-name="Calibri" fo:font-size="11pt" fo:language="en" fo:country="US"/>
    </style:style>
    <style:style style:name="T4" style:family="text">
      <style:text-properties fo:color="#1f497d" style:font-name="Wingdings" fo:font-size="11pt" fo:language="en" fo:country="US"/>
    </style:style>
    <style:style style:name="T5" style:family="text">
      <style:text-properties style:font-name="Lucida Console" fo:font-size="10pt" fo:language="en" fo:country="US"/>
    </style:style>
    <style:style style:name="T6" style:family="text">
      <style:text-properties fo:color="#0000ff" style:font-name="Calibri" fo:font-size="11pt" fo:language="en" fo:country="US"/>
    </style:style>
    <style:style style:name="T7" style:family="text">
      <style:text-properties style:font-name="Tahoma" fo:font-size="10pt"/>
    </style:style>
    <style:style style:name="T8" style:family="text">
      <style:text-properties style:font-name="Tahoma" fo:font-size="10pt" fo:language="en" fo:country="US"/>
    </style:style>
    <style:style style:name="T9" style:family="text">
      <style:text-properties style:font-name="Tahoma" fo:font-size="10pt" fo:language="en" fo:country="US" fo:font-weight="bold"/>
    </style:style>
    <style:style style:name="T10" style:family="text">
      <style:text-properties fo:background-color="#ffff00"/>
    </style:style>
    <style:style style:name="T11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auBen n’a plus son pilote NKE d’origine. De celui-ci ne reste plus que le secteur de barre, et une platine de fixation du vérin contre la coque. </text:p>
      <text:p text:style-name="Standard">L’électronique de bord ne communique pas (Tacktick Entry Level).</text:p>
      <text:p text:style-name="Standard">Il n’y a aucun éléments à reprendre.</text:p>
      <text:p text:style-name="Standard"/>
      <text:p text:style-name="Standard">(Mesurer longueur secteur de barre, platine, distance secteur platine)</text:p>
      <text:p text:style-name="Standard"/>
      <text:p text:style-name="Standard">Le remplacer par un pilote NKE ?</text:p>
      <text:p text:style-name="Standard">Teem Lorient m’a fait un proposition qui, même remisée, reste assez chère : Pilote + actionneur Raymarine type 2 + vent + sondeur + fluxgate + 1 afficheur gyropilot pour 8200€ en 2014</text:p>
      <text:p text:style-name="Standard">Avec des options telles interface NMEA, option vent réel, compas regatta, écran Multigraphic, ajouter 2000€ Ne pas oublier d’ajouter une télécommande, pas d’écrand dédiés pour vent, vitesse et profondeur.</text:p>
      <text:p text:style-name="Standard">NKE actionneur T2 = 10000€</text:p>
      <text:p text:style-name="Standard"/>
      <text:p text:style-name="Standard"/>
      <text:p text:style-name="Standard">Alternative Raymarine</text:p>
      <text:p text:style-name="Standard">La gamme Evolution comporte un ensemble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ACU200 + EV1 + actionneur T1 + écran p70 pour la partie pilote pour </text:p>
          </table:table-cell>
          <table:table-cell table:style-name="Tableau1.B1" office:value-type="string">
            <text:p text:style-name="Standard">3300€</text:p>
          </table:table-cell>
        </table:table-row>
        <table:table-row>
          <table:table-cell table:style-name="Tableau1.A2" office:value-type="string">
            <text:p text:style-name="Standard">Capteur angle de barre </text:p>
          </table:table-cell>
          <table:table-cell table:style-name="Tableau1.B2" office:value-type="string">
            <text:p text:style-name="Standard">300€</text:p>
          </table:table-cell>
        </table:table-row>
        <table:table-row>
          <table:table-cell table:style-name="Tableau1.A2" office:value-type="string">
            <text:p text:style-name="Standard">La télécommande S100 coûte </text:p>
          </table:table-cell>
          <table:table-cell table:style-name="Tableau1.B2" office:value-type="string">
            <text:p text:style-name="Standard">450€</text:p>
          </table:table-cell>
        </table:table-row>
        <table:table-row>
          <table:table-cell table:style-name="Tableau1.A2" office:value-type="string">
            <text:p text:style-name="Standard">Une électronique avec l’aérien, 2 sondes (<text:span text:style-name="T1">Il faut peut-être faire des trous dans la coque</text:span>), 1 écran i60 wind analogique, 2 écrans i50 pour vitesse et profondeur coûte </text:p>
          </table:table-cell>
          <table:table-cell table:style-name="Tableau1.B2" office:value-type="string">
            <text:p text:style-name="Standard">2000€</text:p>
          </table:table-cell>
        </table:table-row>
        <table:table-row>
          <table:table-cell table:style-name="Tableau1.A2" office:value-type="string">
            <text:p text:style-name="Standard">Une interface Actisence SeatalkNg / NMEA0183 coûte </text:p>
          </table:table-cell>
          <table:table-cell table:style-name="Tableau1.B2" office:value-type="string">
            <text:p text:style-name="Standard">150€</text:p>
          </table:table-cell>
        </table:table-row>
        <table:table-row>
          <table:table-cell table:style-name="Tableau1.A2" office:value-type="string">
            <text:p text:style-name="P3">Raymarine actionneur T1</text:p>
          </table:table-cell>
          <table:table-cell table:style-name="Tableau1.B2" office:value-type="string">
            <text:p text:style-name="P3">6250€ </text:p>
          </table:table-cell>
        </table:table-row>
        <table:table-row>
          <table:table-cell table:style-name="Tableau1.A2" office:value-type="string">
            <text:p text:style-name="P3">Raymarine actionneur T2</text:p>
          </table:table-cell>
          <table:table-cell table:style-name="Tableau1.B2" office:value-type="string">
            <text:p text:style-name="P3">6500€</text:p>
          </table:table-cell>
        </table:table-row>
      </table:table>
      <text:p text:style-name="Standard">Les vérins T1 et T2 sont disponibles seuls pour 1900 et 2100€ respectivement.</text:p>
      <text:p text:style-name="Standard">Le fait de prendre le vérin T1 avec le pack le fait à 1100€.</text:p>
      <text:p text:style-name="Standard"/>
      <text:p text:style-name="Standard"/>
      <text:p text:style-name="Standard">Alternative Simrad</text:p>
      <text:p text:style-name="Standard">Cela fait peu de temps que je regarde du coté des pilotes Simrad.</text:p>
      <text:p text:style-name="Standard">La composition d’un ensemble est moins évidente que chez Raymarine.</text:p>
      <text:p text:style-name="Standard">Parmi les actionneurs, on trouve sous la référence DD15, l’actionneur Jefa DD1-12.</text:p>
      <text:p text:style-name="Standard">Les pilotes qui m’intéressent sons l’AC12 et l’AC42, qui ne différeraient que par leur intensité de sortie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Un écran / pupitre de pilote AP24 </text:p>
          </table:table-cell>
          <table:table-cell table:style-name="Tableau3.B1" office:value-type="string">
            <text:p text:style-name="P5">600€</text:p>
          </table:table-cell>
        </table:table-row>
        <table:table-row>
          <table:table-cell table:style-name="Tableau3.A2" office:value-type="string">
            <text:p text:style-name="P8">Pilote AC12 8 / 16A</text:p>
          </table:table-cell>
          <table:table-cell table:style-name="Tableau3.B2" office:value-type="string">
            <text:p text:style-name="P9">1100€</text:p>
          </table:table-cell>
        </table:table-row>
        <table:table-row>
          <table:table-cell table:style-name="Tableau3.A2" office:value-type="string">
            <text:p text:style-name="P6">(Pilote AC42 )</text:p>
          </table:table-cell>
          <table:table-cell table:style-name="Tableau3.B2" office:value-type="string">
            <text:p text:style-name="P7">(1650€)</text:p>
          </table:table-cell>
        </table:table-row>
        <table:table-row>
          <table:table-cell table:style-name="Tableau3.A2" office:value-type="string">
            <text:p text:style-name="Standard">Compas gyro RC42 </text:p>
          </table:table-cell>
          <table:table-cell table:style-name="Tableau3.B2" office:value-type="string">
            <text:p text:style-name="P5">650€</text:p>
          </table:table-cell>
        </table:table-row>
        <table:table-row>
          <table:table-cell table:style-name="Tableau3.A2" office:value-type="string">
            <text:p text:style-name="P19">∑</text:p>
          </table:table-cell>
          <table:table-cell table:style-name="Tableau3.B2" office:value-type="string">
            <text:p text:style-name="P9">2450€</text:p>
          </table:table-cell>
        </table:table-row>
        <text:soft-page-break/>
        <table:table-row>
          <table:table-cell table:style-name="Tableau3.A2" office:value-type="string">
            <text:p text:style-name="P8">Pack pilote B&amp;G Triton (AC12N + RC42 + afficheur)</text:p>
          </table:table-cell>
          <table:table-cell table:style-name="Tableau3.B2" office:value-type="string">
            <text:p text:style-name="P9">2600€</text:p>
          </table:table-cell>
        </table:table-row>
        <table:table-row>
          <table:table-cell table:style-name="Tableau3.A2" office:value-type="string">
            <text:p text:style-name="Standard"/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Standard">Télécommande OP10 + sa station bluetooth BT1 </text:p>
          </table:table-cell>
          <table:table-cell table:style-name="Tableau3.B2" office:value-type="string">
            <text:p text:style-name="P5">500€</text:p>
          </table:table-cell>
        </table:table-row>
        <table:table-row>
          <table:table-cell table:style-name="Tableau3.A2" office:value-type="string">
            <text:p text:style-name="Standard"/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Standard"><text:span text:style-name="T1">Actionneur DD1 capteur angle intégré fuse 10A</text:span><text:line-break/>(<text:span text:style-name="T1">Ne pas oublier une bielle de transmission</text:span>)</text:p>
          </table:table-cell>
          <table:table-cell table:style-name="Tableau3.B2" office:value-type="string">
            <text:p text:style-name="P7">(2300€)</text:p>
          </table:table-cell>
        </table:table-row>
        <table:table-row>
          <table:table-cell table:style-name="Tableau3.A2" office:value-type="string">
            <text:p text:style-name="Standard">Actionneur Jefa LD100 fuse 7,5 A</text:p>
          </table:table-cell>
          <table:table-cell table:style-name="Tableau3.B2" office:value-type="string">
            <text:p text:style-name="P5">1700€</text:p>
          </table:table-cell>
        </table:table-row>
        <table:table-row>
          <table:table-cell table:style-name="Tableau3.A2" office:value-type="string">
            <text:p text:style-name="Standard">Actionneur Raymarine type 1</text:p>
          </table:table-cell>
          <table:table-cell table:style-name="Tableau3.B2" office:value-type="string">
            <text:p text:style-name="P5">1850€</text:p>
          </table:table-cell>
        </table:table-row>
        <table:table-row>
          <table:table-cell table:style-name="Tableau3.A2" office:value-type="string">
            <text:p text:style-name="Standard">Actionneur Lecomble&amp;Schmitt VHM 40ST16 poussée 450kg + ecopilot <text:span text:style-name="T11">!FUSE !</text:span> </text:p>
          </table:table-cell>
          <table:table-cell table:style-name="Tableau3.B2" office:value-type="string">
            <text:p text:style-name="P5">(1500€ + 130€)</text:p>
          </table:table-cell>
        </table:table-row>
        <table:table-row>
          <table:table-cell table:style-name="Tableau3.A2" office:value-type="string">
            <text:p text:style-name="Standard">Actionneur Lecomble&amp;Schmitt VHM 32ST16 poussée 280kg + ecopilot <text:span text:style-name="T11">!FUSE !</text:span> </text:p>
          </table:table-cell>
          <table:table-cell table:style-name="Tableau3.B2" office:value-type="string">
            <text:p text:style-name="P5">(1450€ + 130€)</text:p>
          </table:table-cell>
        </table:table-row>
        <table:table-row>
          <table:table-cell table:style-name="Tableau3.A2" office:value-type="string">
            <text:p text:style-name="Standard">(<text:span text:style-name="T1">Capteur d’angle RF300</text:span>)</text:p>
          </table:table-cell>
          <table:table-cell table:style-name="Tableau3.B2" office:value-type="string">
            <text:p text:style-name="P5">(<text:span text:style-name="T1">280€</text:span>)</text:p>
          </table:table-cell>
        </table:table-row>
        <table:table-row>
          <table:table-cell table:style-name="Tableau3.A2" office:value-type="string">
            <text:p text:style-name="Standard">(<text:span text:style-name="T1">Capteur d’angle NMEA2000 RF25</text:span>)</text:p>
          </table:table-cell>
          <table:table-cell table:style-name="Tableau3.B2" office:value-type="string">
            <text:p text:style-name="P5">(<text:span text:style-name="T1">315€</text:span>)</text:p>
          </table:table-cell>
        </table:table-row>
        <table:table-row>
          <table:table-cell table:style-name="Tableau3.A2" office:value-type="string">
            <text:p text:style-name="Standard"/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Standard">Pack Simrad aérien + sonde DST + écran IS 40</text:p>
          </table:table-cell>
          <table:table-cell table:style-name="Tableau3.B2" office:value-type="string">
            <text:p text:style-name="P5">1350€</text:p>
          </table:table-cell>
        </table:table-row>
        <table:table-row>
          <table:table-cell table:style-name="Tableau3.A2" office:value-type="string">
            <text:p text:style-name="Standard">Pack B&amp;G aérien + sonde DST + écran T41</text:p>
          </table:table-cell>
          <table:table-cell table:style-name="Tableau3.B2" office:value-type="string">
            <text:p text:style-name="P5">1350€</text:p>
          </table:table-cell>
        </table:table-row>
        <table:table-row>
          <table:table-cell table:style-name="Tableau3.A2" office:value-type="string">
            <text:p text:style-name="Standard">Ecran IS20</text:p>
          </table:table-cell>
          <table:table-cell table:style-name="Tableau3.B2" office:value-type="string">
            <text:p text:style-name="P5">250€</text:p>
          </table:table-cell>
        </table:table-row>
        <table:table-row>
          <table:table-cell table:style-name="Tableau3.A2" office:value-type="string">
            <text:p text:style-name="Standard"/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Standard">Interface NMEA0183 AT10</text:p>
          </table:table-cell>
          <table:table-cell table:style-name="Tableau3.B2" office:value-type="string">
            <text:p text:style-name="P5">125€</text:p>
          </table:table-cell>
        </table:table-row>
        <table:table-row>
          <table:table-cell table:style-name="Tableau3.A2" office:value-type="string">
            <text:p text:style-name="Standard">(<text:span text:style-name="T1">Interface Actisence Simnet / NMEA0183</text:span>)</text:p>
          </table:table-cell>
          <table:table-cell table:style-name="Tableau3.B2" office:value-type="string">
            <text:p text:style-name="P5">(<text:span text:style-name="T1">150€</text:span>)</text:p>
          </table:table-cell>
        </table:table-row>
        <table:table-row>
          <table:table-cell table:style-name="Tableau3.A2" office:value-type="string">
            <text:p text:style-name="Standard">Ecran NASA Clipper vent analogique</text:p>
          </table:table-cell>
          <table:table-cell table:style-name="Tableau3.B2" office:value-type="string">
            <text:p text:style-name="P5">150€</text:p>
          </table:table-cell>
        </table:table-row>
        <table:table-row>
          <table:table-cell table:style-name="Tableau3.A2" office:value-type="string">
            <text:p text:style-name="P4">AC12 + <text:span text:style-name="T10">LD100</text:span></text:p>
          </table:table-cell>
          <table:table-cell table:style-name="Tableau3.B2" office:value-type="string">
            <text:p text:style-name="P4">PA : 2450€ + actionneur : 1700€ + WDT : 1350€ + périphériques : 600€ =<text:span text:style-name="T10">6100€</text:span></text:p>
          </table:table-cell>
        </table:table-row>
        <table:table-row>
          <table:table-cell table:style-name="Tableau3.A2" office:value-type="string">
            <text:p text:style-name="P10">AC12 + <text:span text:style-name="T10">DD1</text:span>5</text:p>
          </table:table-cell>
          <table:table-cell table:style-name="Tableau3.B2" office:value-type="string">
            <text:p text:style-name="P10">PA : 2450€ + actionneur : 2300€ + WDT : 1350€ + périphériques : 600€ =<text:span text:style-name="T10">6700€</text:span></text:p>
          </table:table-cell>
        </table:table-row>
        <table:table-row>
          <table:table-cell table:style-name="Tableau3.A2" office:value-type="string">
            <text:p text:style-name="P17">AC12 + <text:span text:style-name="T10">Ray T1</text:span></text:p>
          </table:table-cell>
          <table:table-cell table:style-name="Tableau3.B2" office:value-type="string">
            <text:p text:style-name="P4">PA : 2450€ + actionneur : 1850€ + WDT : 1350€ + périphériques : 600€ =<text:span text:style-name="T10">6250€</text:span></text:p>
          </table:table-cell>
        </table:table-row>
        <table:table-row>
          <table:table-cell table:style-name="Tableau3.A2" office:value-type="string">
            <text:p text:style-name="P17">AC12 + <text:span text:style-name="T10">L&amp;S 40</text:span></text:p>
          </table:table-cell>
          <table:table-cell table:style-name="Tableau3.B2" office:value-type="string">
            <text:p text:style-name="P4">PA : 2450€ + actionneur : 1500€ + WDT : 1350€ + périphériques : 600€ =<text:span text:style-name="T10">5900€</text:span></text:p>
          </table:table-cell>
        </table:table-row>
        <table:table-row>
          <table:table-cell table:style-name="Tableau3.A2" office:value-type="string">
            <text:p text:style-name="P18"/>
          </table:table-cell>
          <table:table-cell table:style-name="Tableau3.B2" office:value-type="string">
            <text:p text:style-name="P11">Ajouter ~300€, pour une bielle dans le cas du DD15, ou un capteur d’angle pour les autres cas.</text:p>
          </table:table-cell>
        </table:table-row>
      </table:table>
      <text:p text:style-name="Standard"/>
      <text:p text:style-name="Standard"><text:a xlink:type="simple" xlink:href="http://www.ls-france.com/groupes-pilotes-automatiques/ensembles-lineaires-pour-directions-mecaniques/">http://www.ls-france.com/groupes-pilotes-automatiques/ensembles-lineaires-pour-directions-mecaniques/</text:a></text:p>
      <text:p text:style-name="Standard"><text:a xlink:type="simple" xlink:href="https://www.dropbox.com/s/typbjmufxztrwyh/NOT-401-MONTAGE-ENSEMBLES-LINEAIRES.pdf?dl=0">https://www.dropbox.com/s/typbjmufxztrwyh/NOT-401-MONTAGE-ENSEMBLES-LINEAIRES.pdf?dl=0</text:a></text:p>
      <text:p text:style-name="Standard"/>
      <text:p text:style-name="Standard"><text:soft-page-break/></text:p>
      <text:p text:style-name="Standard"/>
      <text:h text:style-name="Heading_20_1" text:outline-level="1">Questions / réponse à Jefa</text:h>
      <text:p text:style-name="Standard"/>
      <text:section text:style-name="Sect1" text:name="yui_3_16_0_1_1452601441944_8616">
        <text:section text:style-name="Sect1" text:name="yui_3_16_0_1_1452601441944_8615">
          <text:p text:style-name="Standard">jan 11 à 8h59 AM </text:p>
        </text:section>
      </text:section>
      <text:section text:style-name="Sect1" text:name="yui_3_16_0_1_1452601441944_8274">
        <text:section text:style-name="Sect1" text:name="yui_3_16_0_1_1452601441944_8482">
          <text:section text:style-name="Sect1" text:name="yui_3_16_0_1_1452601441944_8481">
            <text:p text:style-name="Standard"><text:bookmark text:name="yui_3_16_0_1_1452601441944_8611"/>Lakhdeep Kaur Singh <text:bookmark text:name="yui_3_16_0_1_1452601441944_10358"/>&lt;ls@jefa.com&gt; </text:p>
            <text:section text:style-name="Sect1" text:name="yui_3_16_0_1_1452601441944_8480">
              <text:section text:style-name="Sect1" text:name="yui_3_16_0_1_1452601441944_8479">
                <text:p text:style-name="Standard">À Bernard MAYER </text:p>
              </text:section>
              <text:section text:style-name="Sect1" text:name="yui_3_16_0_1_1452601441944_8538">
                <text:p text:style-name="Standard">Cc Armin Geisler @ Jefa sales office</text:p>
                <text:section text:style-name="Sect1" text:name="yui_3_16_0_1_1452601441944_8537">
                  <text:p text:style-name="Standard"/>
                </text:section>
              </text:section>
            </text:section>
          </text:section>
        </text:section>
      </text:section>
      <text:section text:style-name="Sect1" text:name="yui_3_16_0_1_1452601441944_8544">
        <text:section text:style-name="Sect1" text:name="yui_3_16_0_1_1452601441944_8548">
          <text:section text:style-name="Sect1" text:name="yiv5341541975">
            <text:section text:style-name="Sect1" text:name="yui_3_16_0_1_1452601441944_8547">
              <text:section text:style-name="Sect1" text:name="yui_3_16_0_1_1452601441944_8546">
                <text:p text:style-name="P12"><text:bookmark text:name="yui_3_16_0_1_1452601441944_8545"/>Hello Bernard, </text:p>
                <text:p text:style-name="Text_20_body"><text:bookmark text:name="yui_3_16_0_1_1452601441944_10350"/><text:bookmark text:name="yui_3_16_0_1_1452601441944_8549"/><text:span text:style-name="T3">Your English is fine </text:span><text:span text:style-name="T4">J</text:span><text:span text:style-name="T2"> </text:span></text:p>
                <text:p text:style-name="P12"><text:bookmark text:name="yui_3_16_0_1_1452601441944_8566"/><text:bookmark text:name="yui_3_16_0_1_1452601441944_8551"/>You need the LD100. The DD1 will be too big. </text:p>
                <text:p text:style-name="Text_20_body"><text:bookmark text:name="yui_3_16_0_1_1452601441944_8565"/><text:bookmark text:name="yui_3_16_0_1_1452601441944_8553"/><text:span text:style-name="T3">The LD100 is delivered with a standard 7.5 fuse. Find more information about that through this link:  </text:span><text:a xlink:type="simple" xlink:href="http://www.jefa.com/linear-f.htm" office:target-frame-name="_blank" xlink:show="new">www.jefa.com/linear-f.htm</text:a><text:span text:style-name="T5"> </text:span></text:p>
                <text:p text:style-name="P12"><text:bookmark text:name="yui_3_16_0_1_1452601441944_10349"/><text:bookmark text:name="yui_3_16_0_1_1452601441944_8554"/>In the link you will also find prices, ex VAT and shipping. </text:p>
                <text:p text:style-name="P12"><text:bookmark text:name="yui_3_16_0_1_1452601441944_8556"/><text:bookmark text:name="yui_3_16_0_1_1452601441944_8557"/>If you consider the NKE or Raymarine please note, that we offer a our integrated rudder feedback in the linear drive. This you can also find more information about through the mentioned link. </text:p>
                <text:p text:style-name="P12"><text:bookmark text:name="yui_3_16_0_1_1452601441944_8559"/><text:bookmark text:name="yui_3_16_0_1_1452601441944_8560"/>When you want to place an order please inform me your invoice/delivery address and a contact number. </text:p>
                <text:p text:style-name="P12"><text:bookmark text:name="yui_3_16_0_1_1452601441944_10348"/><text:bookmark text:name="yui_3_16_0_1_1452601441944_8562"/>For further questions or remarks please let me know. </text:p>
                <text:p text:style-name="P12"><text:bookmark text:name="yui_3_16_0_1_1452601441944_10347"/><text:bookmark text:name="yui_3_16_0_1_1452601441944_8564"/>Best Regards,</text:p>
                <text:p text:style-name="P12"><text:bookmark text:name="yui_3_16_0_1_1452601441944_10344"/><text:bookmark text:name="yui_3_16_0_1_1452601441944_10345"/>Lakhdeep Singh</text:p>
                <text:p text:style-name="P12"><text:bookmark text:name="yui_3_16_0_1_1452601441944_10342"/><text:bookmark text:name="yui_3_16_0_1_1452601441944_10343"/>Sales and service assistant</text:p>
                <text:p text:style-name="P12"><text:bookmark text:name="yui_3_16_0_1_1452601441944_10340"/><text:bookmark text:name="yui_3_16_0_1_1452601441944_10341"/>Direct tel: +45  46 14 18 80</text:p>
                <text:p text:style-name="Text_20_body"><text:bookmark text:name="yui_3_16_0_1_1452601441944_10338"/><text:bookmark text:name="yui_3_16_0_1_1452601441944_10339"/><text:span text:style-name="T3">Email: </text:span><text:bookmark text:name="yui_3_16_0_1_1452601441944_10336"/><text:bookmark text:name="yui_3_16_0_1_1452601441944_10337"/><text:a xlink:type="simple" xlink:href="mailto:ls@jefa.com" office:target-frame-name="_blank" xlink:show="new"><text:span text:style-name="T6">ls@jefa.com</text:span></text:a></text:p>
                <text:p text:style-name="P12"><text:bookmark text:name="yui_3_16_0_1_1452601441944_10334"/><text:bookmark text:name="yui_3_16_0_1_1452601441944_10335"/>Skype name: lakhdeep.jefa</text:p>
                <text:section text:style-name="Sect1" text:name="yui_3_16_0_1_1452601441944_10305">
                  <text:section text:style-name="Sect1" text:name="yui_3_16_0_1_1452601441944_10304">
                    <text:p text:style-name="P13"><text:bookmark text:name="yui_3_16_0_1_1452601441944_10303"/><text:span text:style-name="T9">Fra:</text:span><text:bookmark text:name="yui_3_16_0_1_1452601441944_10329"/> <text:span text:style-name="T8">Bernard MAYER [mailto:marcel_ducamion@yahoo.fr] <text:line-break/></text:span><text:span text:style-name="T9">Sendt:</text:span><text:span text:style-name="T8"> 11. januar 2016 09:00<text:line-break/></text:span><text:span text:style-name="T9">Til:</text:span><text:span text:style-name="T8"> Sales at JEFA<text:line-break/></text:span><text:span text:style-name="T9">Emne:</text:span><text:span text:style-name="T8"> electrical </text:span><text:span text:style-name="T7">consumption between DD1-12 and LD100</text:span></text:p>
                  </text:section>
                </text:section>
                <text:p text:style-name="Text_20_body"><text:bookmark text:name="yui_3_16_0_1_1452601441944_10306"/> </text:p>
                <text:section text:style-name="Sect1" text:name="yui_3_16_0_1_1452601441944_10308">
                  <text:p text:style-name="Text_20_body"/>
                  <text:section text:style-name="Sect1" text:name="yiv5341541975yui_3_16_0_1_1452498359728_2324">
                    <text:p text:style-name="P15"><text:bookmark text:name="yui_3_16_0_1_1452601441944_10307"/>Hello</text:p>
                  </text:section>
                  <text:section text:style-name="Sect1" text:name="yiv5341541975yui_3_16_0_1_1452498359728_2340">
                    <text:p text:style-name="P15"><text:bookmark text:name="yui_3_16_0_1_1452601441944_10328"/><text:bookmark text:name="yui_3_16_0_1_1452601441944_10309"/>Apologize me for my poor english</text:p>
                  </text:section>
                  <text:section text:style-name="Sect1" text:name="yiv5341541975yui_3_16_0_1_1452498359728_2341">
                    <text:p text:style-name="P14"><text:bookmark text:name="yui_3_16_0_1_1452601441944_10327"/> </text:p>
                  </text:section>
                  <text:section text:style-name="Sect1" text:name="yiv5341541975yui_3_16_0_1_1452498359728_2376">
                    <text:p text:style-name="P15"><text:bookmark text:name="yui_3_16_0_1_1452601441944_10326"/><text:bookmark text:name="yui_3_16_0_1_1452601441944_10310"/>I search peak electrical consumption for DD1-12 and LD100.</text:p>
                  </text:section>
                  <text:section text:style-name="Sect1" text:name="yiv5341541975yui_3_16_0_1_1452498359728_2602">
                    <text:p text:style-name="P15"><text:bookmark text:name="yui_3_16_0_1_1452601441944_10311"/><text:bookmark text:name="yui_3_16_0_1_1452601441944_10312"/>What kind of protection must be used ? (temporised, normal, quick ?) </text:p>
                  </text:section>
                  <text:section text:style-name="Sect1" text:name="yiv5341541975yui_3_16_0_1_1452498359728_2629">
                    <text:p text:style-name="P15"><text:bookmark text:name="yui_3_16_0_1_1452601441944_10313"/>What value ? (5A?, 8A?, 10A?, 15A?)</text:p>
                  </text:section>
                  <text:section text:style-name="Sect1" text:name="yiv5341541975yui_3_16_0_1_1452498359728_2386">
                    <text:p text:style-name="P14"><text:bookmark text:name="yui_3_16_0_1_1452601441944_10314"/> </text:p>
                  </text:section>
                  <text:section text:style-name="Sect1" text:name="yiv5341541975yui_3_16_0_1_1452498359728_2423">
                    <text:p text:style-name="P16"><text:bookmark text:name="yui_3_16_0_1_1452601441944_10325"/><text:bookmark text:name="yui_3_16_0_1_1452601441944_10324"/><text:soft-page-break/>it seems to me that LD100 are quicker than DD1 for "high" torque/loads, reverse for "low" torque/loads.</text:p>
                  </text:section>
                  <text:section text:style-name="Sect1" text:name="yiv5341541975yui_3_16_0_1_1452498359728_2475">
                    <text:p text:style-name="P16"><text:bookmark text:name="yui_3_16_0_1_1452601441944_10315"/><text:bookmark text:name="yui_3_16_0_1_1452601441944_10316"/>My boat are old racer ; Beneteau Figaro One, light (2t5 weight 9m20 length) and VERY responsive, large rudder.</text:p>
                  </text:section>
                  <text:section text:style-name="Sect1" text:name="yiv5341541975yui_3_16_0_1_1452498359728_2657">
                    <text:p text:style-name="P16"><text:bookmark text:name="yui_3_16_0_1_1452601441944_10317"/><text:bookmark text:name="yui_3_16_0_1_1452601441944_10318"/>What drive (LD100 vs DD1-12) are better adaptation ?</text:p>
                  </text:section>
                  <text:section text:style-name="Sect1" text:name="yiv5341541975yui_3_16_0_1_1452498359728_2540">
                    <text:p text:style-name="P15"><text:bookmark text:name="yui_3_16_0_1_1452601441944_10319"/></text:p>
                  </text:section>
                  <text:section text:style-name="Sect1" text:name="yiv5341541975yui_3_16_0_1_1452498359728_2555">
                    <text:p text:style-name="P16"><text:bookmark text:name="yui_3_16_0_1_1452601441944_10321"/><text:bookmark text:name="yui_3_16_0_1_1452601441944_10320"/>After drive choice, i buy autopilot : NKE if i have money, other way simrad AC12 or AC42, or Ray AC-200 (all with gyro).</text:p>
                  </text:section>
                </text:section>
              </text:section>
            </text:section>
          </text:section>
        </text:section>
      </text:section>
      <text:p text:style-name="Standard"/>
      <text:p text:style-name="Standard"/>
      <text:h text:style-name="Heading_20_1" text:outline-level="1">Questions réponses à Simrad / Navico</text:h>
      <text:p text:style-name="Standard"/>
      <text:p text:style-name="Standard"><text:bookmark text:name="yui_3_16_0_1_1452601441944_11593"/><text:bookmark text:name="yui_3_16_0_1_1452601441944_11576"/><text:bookmark text:name="yui_3_16_0_1_1452601441944_11577"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bookmark text:name="yui_3_16_0_1_1452601441944_11592"/>Hello Apologize me for my poor english... What are difference between autopilot AC12 and AC42 ? They have the "steering software" ?</text:p>
          </table:table-cell>
        </table:table-row>
      </table:table>
      <text:p text:style-name="Standard"/>
      <text:p text:style-name="Standard"><text:a xlink:type="simple" xlink:href="mailto:service.fr@navico.com">service.fr@navico.com</text:a></text:p>
      <text:p text:style-name="Standard"><text:a xlink:type="simple" xlink:href="mailto:jean-luc.duchemin@navico.com">jean-luc.duchemin@navico.com</text:a></text:p>
      <text:p text:style-name="Standard"/>
      <text:p text:style-name="Text_20_body"><text:bookmark text:name="yui_3_16_0_1_1452601441944_12887"/>Good mornig,</text:p>
      <text:p text:style-name="Text_20_body"><text:bookmark text:name="yui_3_16_0_1_1452601441944_12886"/>The difference is the power delivered by the AC</text:p>
      <text:p text:style-name="Text_20_body"><text:bookmark text:name="yui_3_16_0_1_1452601441944_12885"/>8/16A for the AC12  30/50A for the AC42</text:p>
      <text:p text:style-name="Text_20_body"><text:bookmark text:name="yui_3_16_0_1_1452601441944_12869"/>You will make your chose, depending on your drive unit.</text:p>
      <text:p text:style-name="Text_20_body"><text:bookmark text:name="yui_3_16_0_1_1452601441944_12875"/>Best regards</text:p>
      <text:p text:style-name="Text_20_body"><text:bookmark text:name="yui_3_16_0_1_1452601441944_12876"/>jb</text:p>
      <text:p text:style-name="Standard"/>
      <text:section text:style-name="Sect1" text:name="yiv7858295084yui_3_16_0_1_1452513158737_4671">
        <text:p text:style-name="Standard">Merci pour la célérité de votre réponse.</text:p>
      </text:section>
      <text:section text:style-name="Sect1" text:name="yiv7858295084yui_3_16_0_1_1452513158737_4673">
        <text:p text:style-name="Standard">Vu l'heure, le prénom et le nom, on va supposer un correspondant francophone, voir Français, voir très proche (St Herblain - Nantes est rte de Paris)</text:p>
      </text:section>
      <text:section text:style-name="Sect1" text:name="yiv7858295084yui_3_16_0_1_1452513158737_4674">
        <text:p text:style-name="Standard">Donc, pas de différence de traitement des informations entrantes, donc un AC12 ou un AC42, dotés du même paramétrage, dans les mêmes circonstances, "barreront" de la même façon ?</text:p>
      </text:section>
      <text:section text:style-name="Sect2" text:name="yiv7858295084yui_3_16_0_1_1452513158737_4733">
        <text:p text:style-name="Standard">J'hésite encore quant au "drive unit", entre un Jefa LD100 ou DD1 (Simrad DD15), un Raymarine type 1 ou type 2, hésitations relatives à la capacité d'un actionneur à faire griller l'étage de puissance (AC12 ou AC42)...</text:p>
      </text:section>
      <text:section text:style-name="Sect2" text:name="yiv7858295084yui_3_16_0_1_1452513158737_4841">
        <text:p text:style-name="Standard">p.s. Dans le but moyen terme de me doter de la totalité de l’électronique de bord (PA + instruments), je regarde Simrad avec grand intérêt depuis peu, mais ai un peu de mal a trouvé un revendeur disposant de l'intégralité de votre catalogue. Pour l'instant, je consulte "Tyboat", chez qui je ne trouve pas les écrans analogiques (pour le vent)</text:p>
      </text:section>
      <text:section text:style-name="Sect2" text:name="yiv7858295084yui_3_16_0_1_1452513158737_5000">
        <text:p text:style-name="Standard">Cordialement</text:p>
      </text:section>
      <text:section text:style-name="Sect2" text:name="yiv7858295084yui_3_16_0_1_1452513158737_5001">
        <text:p text:style-name="Standard">Bernard Mayer</text:p>
      </text:section>
      <text:p text:style-name="Standard"/>
      <text:p text:style-name="Text_20_body"><text:bookmark text:name="yui_3_16_0_1_1452601441944_13486"/>Bonjour,</text:p>
      <text:p text:style-name="Text_20_body"><text:bookmark text:name="yui_3_16_0_1_1452601441944_13471"/>Oui, les performances seront identiques.</text:p>
      <text:p text:style-name="Text_20_body"><text:bookmark text:name="yui_3_16_0_1_1452601441944_13485"/><text:soft-page-break/>Le choix du groupe de puissance ser fera en fonction des caractéristiques de votre bateau, suivra celui du calculateur.</text:p>
      <text:p text:style-name="Text_20_body"><text:bookmark text:name="yui_3_16_0_1_1452601441944_13484"/>Nos revendeur n'ont pas forcèment toute notre gamme en stock.</text:p>
      <text:p text:style-name="Text_20_body"><text:bookmark text:name="yui_3_16_0_1_1452601441944_13478"/>Je vous invite en conséquence à contacter directement Ty boat pour obtenir conseils, disponibilité produits et délai, ou tout autre distributeur dont vous trouverez la liste sur notre site.</text:p>
      <text:p text:style-name="Text_20_body"><text:bookmark text:name="yui_3_16_0_1_1452601441944_13476"/>Cordialement</text:p>
      <text:p text:style-name="Text_20_body"><text:bookmark text:name="yui_3_16_0_1_1452601441944_13479"/>j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Calibri" svg:font-family="Calibri, sans-serif"/>
    <style:font-face style:name="Helvetica" svg:font-family="Helvetica, sans-serif"/>
    <style:font-face style:name="Lucida Console" svg:font-family="'Lucida Console'"/>
    <style:font-face style:name="Mangal1" svg:font-family="Mangal"/>
    <style:font-face style:name="Tahoma" svg:font-family="Tahoma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itle>Éléments de réflexion pilotes automatiques</text:title></text:p>
      </style:header>
      <style:footer>
        <text:p text:style-name="MP2">Page <text:page-number text:select-page="current">5</text:page-number> sur <text:page-count>5</text:page-count> de <text:file-name text:display="name">Pilote_Reflexion</text:file-name> du <text:modification-date style:data-style-name="N75">14 janv. 2016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8:21:19.93</meta:creation-date>
    <meta:editing-cycles>29</meta:editing-cycles>
    <meta:editing-duration>PT15H52M18S</meta:editing-duration>
    <dc:title>Éléments de réflexion pilotes automatiques</dc:title>
    <dc:date>2016-01-14T08:02:14.77</dc:date>
    <meta:generator>LibreOffice/3.5$Windows_x86 LibreOffice_project/7122e39-92ed229-498d286-15e43b4-d70da21</meta:generator>
    <meta:print-date>2016-01-12T14:41:10.03</meta:print-date>
    <meta:document-statistic meta:table-count="3" meta:image-count="0" meta:object-count="0" meta:page-count="5" meta:paragraph-count="140" meta:word-count="1106" meta:character-count="6646" meta:non-whitespace-character-count="5645"/>
  </office:meta>
</office:document-meta>
</file>